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8cm"/>
    </style:style>
    <style:style style:name="co3" style:family="table-column">
      <style:table-column-properties fo:break-before="auto" style:column-width="3.034cm"/>
    </style:style>
    <style:style style:name="co4" style:family="table-column">
      <style:table-column-properties fo:break-before="auto" style:column-width="3.198cm"/>
    </style:style>
    <style:style style:name="co5" style:family="table-column">
      <style:table-column-properties fo:break-before="auto" style:column-width="3.089cm"/>
    </style:style>
    <style:style style:name="co6" style:family="table-column">
      <style:table-column-properties fo:break-before="auto" style:column-width="3.552cm"/>
    </style:style>
    <style:style style:name="co7" style:family="table-column">
      <style:table-column-properties fo:break-before="auto" style:column-width="3.1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3.334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number-style style:name="N5002" number:language="en" number:country="GB">
      <number:number number: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 style:data-style-name="N5106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000000" fo:border="0.002cm solid #000000"/>
    </style:style>
    <style:style style:name="ce6" style:family="table-cell" style:parent-style-name="Default" style:data-style-name="N5002">
      <style:table-cell-properties fo:border="0.002cm solid #000000"/>
    </style:style>
    <style:style style:name="ce7" style:family="table-cell" style:parent-style-name="Default" style:data-style-name="N5106">
      <style:table-cell-properties fo:border="0.002cm solid #000000"/>
    </style:style>
    <style:style style:name="ce8" style:family="table-cell" style:parent-style-name="Default" style:data-style-name="N5002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41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1" table:number-columns-repeated="2" table:default-cell-style-name="ce4"/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 table:number-columns-spanned="6" table:number-rows-spanned="1">
            <text:p>Risultati Clustering</text:p>
          </table:table-cell>
          <table:covered-table-cell table:number-columns-repeated="5" table:style-name="Default"/>
        </table:table-row>
        <table:table-row table:style-name="ro1">
          <table:table-cell office:value-type="string">
            <text:p>Classe</text:p>
          </table:table-cell>
          <table:table-cell office:value-type="string" table:number-columns-spanned="3" table:number-rows-spanned="1">
            <text:p>Dimensione</text:p>
          </table:table-cell>
          <table:covered-table-cell table:number-columns-repeated="2"/>
          <table:table-cell office:value-type="string" table:number-columns-spanned="2" table:number-rows-spanned="1">
            <text:p>Richieste</text:p>
          </table:table-cell>
          <table:covered-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81" table:number-columns-spanned="3" table:number-rows-spanned="1">
            <text:p>10281</text:p>
          </table:table-cell>
          <table:covered-table-cell table:number-columns-repeated="2"/>
          <table:table-cell office:value-type="float" office:value="9999995" table:number-columns-spanned="2" table:number-rows-spanned="1">
            <text:p>9999995</text:p>
          </table:table-cell>
          <table:covered-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513744" table:number-columns-spanned="3" table:number-rows-spanned="1">
            <text:p>279513744</text:p>
          </table:table-cell>
          <table:covered-table-cell table:number-columns-repeated="2"/>
          <table:table-cell office:value-type="float" office:value="4" table:number-columns-spanned="2" table:number-rows-spanned="1">
            <text:p>4</text:p>
          </table:table-cell>
          <table:covered-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15827882" table:number-columns-spanned="3" table:number-rows-spanned="1">
            <text:p>715827882</text:p>
          </table:table-cell>
          <table:covered-table-cell table:number-columns-repeated="2"/>
          <table:table-cell office:value-type="float" office:value="1" table:number-columns-spanned="2" table:number-rows-spanned="1">
            <text:p>1</text:p>
          </table:table-cell>
          <table:covered-table-cell/>
        </table:table-row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ce1" office:value-type="string">
            <text:p>Classe</text:p>
          </table:table-cell>
          <table:table-cell table:style-name="ce1" office:value-type="string" table:number-columns-spanned="4" table:number-rows-spanned="1">
            <text:p>Probabilità di arrivo richieste classe R</text:p>
          </table:table-cell>
          <table:covered-table-cell table:number-columns-repeated="2" table:style-name="ce5"/>
          <table:covered-table-cell table:style-name="ce1"/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3" table:formula="oooc:=9999995/10000000" office:value-type="float" office:value="0.9999995" table:number-columns-spanned="4" table:number-rows-spanned="1">
            <text:p>0.9999995</text:p>
          </table:table-cell>
          <table:covered-table-cell table:number-columns-repeated="2" table:style-name="ce6"/>
          <table:covered-table-cell table:style-name="ce8"/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3" table:formula="oooc:=4/10000000" office:value-type="float" office:value="0.0000004" table:number-columns-spanned="4" table:number-rows-spanned="1">
            <text:p>0.0000004</text:p>
          </table:table-cell>
          <table:covered-table-cell table:number-columns-repeated="2" table:style-name="ce7"/>
          <table:covered-table-cell table:style-name="ce3"/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table:formula="oooc:=1/10000000" office:value-type="float" office:value="0.0000001" table:number-columns-spanned="4" table:number-rows-spanned="1">
            <text:p>0.0000001</text:p>
          </table:table-cell>
          <table:covered-table-cell table:number-columns-repeated="2" table:style-name="ce7"/>
          <table:covered-table-cell table:style-name="ce3"/>
          <table:table-cell/>
        </table:table-row>
      </table:table>
      <table:table table:name="Sheet2" table:style-name="ta1" table:print="false">
        <table:table-column table:style-name="co2" table:default-cell-style-name="ce2"/>
        <table:table-column table:style-name="co1" table:number-columns-repeated="3" table:default-cell-style-name="ce3"/>
        <table:table-column table:style-name="co1" table:number-columns-repeated="5" table:default-cell-style-name="Default"/>
        <table:table-row table:style-name="ro1">
          <table:table-cell table:style-name="ce9" office:value-type="string" table:number-columns-spanned="4" table:number-rows-spanned="1">
            <text:p>Utilizzazioni</text:p>
          </table:table-cell>
          <table:covered-table-cell table:number-columns-repeated="3" table:style-name="ce4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ce10"/>
          <table:table-cell table:number-columns-repeated="3"/>
          <table:table-cell office:value-type="string">
            <text:p>RANDOM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3031041">
            <text:p>0.3031041</text:p>
          </table:table-cell>
          <table:table-cell office:value-type="float" office:value="0.0000001">
            <text:p>0.0000001</text:p>
          </table:table-cell>
          <table:table-cell office:value-type="float" office:value="0.0000002">
            <text:p>0.0000002</text:p>
          </table:table-cell>
          <table:table-cell table:style-name="ce12"/>
          <table:table-cell table:style-name="ce13"/>
          <table:table-cell table:number-columns-repeated="3"/>
        </table:table-row>
        <table:table-row table:style-name="ro1">
          <table:table-cell office:value-type="string">
            <text:p>LS1</text:p>
          </table:table-cell>
          <table:table-cell office:value-type="float" office:value="0.2865801">
            <text:p>0.2865801</text:p>
          </table:table-cell>
          <table:table-cell table:number-columns-repeated="2" office:value-type="float" office:value="0">
            <text:p>0.0000000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686298">
            <text:p>0.6862980</text:p>
          </table:table-cell>
          <table:table-cell table:number-columns-repeated="2" office:value-type="float" office:value="0.0000002">
            <text:p>0.0000002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0.2813228">
            <text:p>0.2813228</text:p>
          </table:table-cell>
          <table:table-cell table:number-columns-repeated="2" office:value-type="float" office:value="0">
            <text:p>0.0000000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2813228">
            <text:p>0.2813228</text:p>
          </table:table-cell>
          <table:table-cell table:number-columns-repeated="2" office:value-type="float" office:value="0">
            <text:p>0.0000000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42625">
            <text:p>0.0042625</text:p>
          </table:table-cell>
          <table:table-cell table:number-columns-repeated="2" office:value-type="float" office:value="0">
            <text:p>0.0000000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6585595">
            <text:p>0.6585595</text:p>
          </table:table-cell>
          <table:table-cell table:number-columns-repeated="2" office:value-type="float" office:value="0.0000002">
            <text:p>0.0000002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2850144">
            <text:p>0.2850144</text:p>
          </table:table-cell>
          <table:table-cell table:number-columns-repeated="2" office:value-type="float" office:value="0">
            <text:p>0.0000000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>
            <text:p>outLink</text:p>
          </table:table-cell>
          <table:table-cell office:value-type="float" office:value="0.2729397">
            <text:p>0.2729397</text:p>
          </table:table-cell>
          <table:table-cell table:number-columns-repeated="2" office:value-type="float" office:value="0">
            <text:p>0.0000000</text:p>
          </table:table-cell>
          <table:table-cell table:style-name="ce10"/>
          <table:table-cell table:number-columns-repeated="4"/>
        </table:table-row>
        <table:table-row table:style-name="ro1" table:number-rows-repeated="2">
          <table:table-cell table:style-name="ce10" table:number-columns-repeated="5"/>
          <table:table-cell table:number-columns-repeated="4"/>
        </table:table-row>
        <table:table-row table:style-name="ro1">
          <table:table-cell table:style-name="ce11" office:value-type="string" table:number-columns-spanned="4" table:number-rows-spanned="1">
            <text:p>Lunghezza Code</text:p>
          </table:table-cell>
          <table:covered-table-cell table:number-columns-repeated="3" table:style-name="ce10"/>
          <table:table-cell table:style-name="ce10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8005785">
            <text:p>0.8005785</text:p>
          </table:table-cell>
          <table:table-cell office:value-type="float" office:value="0.0000001">
            <text:p>0.0000001</text:p>
          </table:table-cell>
          <table:table-cell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3.1757644">
            <text:p>3.1757644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3.4616516">
            <text:p>3.4616516</text:p>
          </table:table-cell>
          <table:table-cell office:value-type="float" office:value="0.0000002">
            <text:p>0.0000002</text:p>
          </table:table-cell>
          <table:table-cell office:value-type="float" office:value="0.0000006">
            <text:p>0.0000006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2.612329">
            <text:p>2.6123290</text:p>
          </table:table-cell>
          <table:table-cell office:value-type="float" office:value="0.0000012">
            <text:p>0.0000012</text:p>
          </table:table-cell>
          <table:table-cell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1.5637146">
            <text:p>1.5637146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45075">
            <text:p>0.0045075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1.482628">
            <text:p>1.4826280</text:p>
          </table:table-cell>
          <table:table-cell office:value-type="float" office:value="0.0000002">
            <text:p>0.0000002</text:p>
          </table:table-cell>
          <table:table-cell office:value-type="float" office:value="0.0000008">
            <text:p>0.0000008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1.7308326">
            <text:p>1.7308326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4.0381833">
            <text:p>4.0381833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1" office:value-type="string" table:number-columns-spanned="4" table:number-rows-spanned="1">
            <text:p>Tempo Medio di Risposta</text:p>
          </table:table-cell>
          <table:covered-table-cell table:number-columns-repeated="3" table:style-name="ce10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000245">
            <text:p>0.0002450</text:p>
          </table:table-cell>
          <table:table-cell office:value-type="float" office:value="0.0000186">
            <text:p>0.0000186</text:p>
          </table:table-cell>
          <table:table-cell office:value-type="float" office:value="0.0000206">
            <text:p>0.0000206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004875">
            <text:p>0.0004875</text:p>
          </table:table-cell>
          <table:table-cell table:number-columns-repeated="2" office:value-type="float" office:value="0.0000008">
            <text:p>0.0000008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5301">
            <text:p>0.0005301</text:p>
          </table:table-cell>
          <table:table-cell office:value-type="float" office:value="0.0000211">
            <text:p>0.0000211</text:p>
          </table:table-cell>
          <table:table-cell office:value-type="float" office:value="0.0000789">
            <text:p>0.0000789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04009">
            <text:p>0.0004009</text:p>
          </table:table-cell>
          <table:table-cell office:value-type="float" office:value="0.0001562">
            <text:p>0.0001562</text:p>
          </table:table-cell>
          <table:table-cell office:value-type="float" office:value="0.0000005">
            <text:p>0.0000005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024">
            <text:p>0.0002400</text:p>
          </table:table-cell>
          <table:table-cell table:number-columns-repeated="2" office:value-type="float" office:value="0.0000005">
            <text:p>0.0000005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00456">
            <text:p>0.0000456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149914">
            <text:p>0.0149914</text:p>
          </table:table-cell>
          <table:table-cell office:value-type="float" office:value="0.0000202">
            <text:p>0.0000202</text:p>
          </table:table-cell>
          <table:table-cell office:value-type="float" office:value="0.0000995">
            <text:p>0.0000995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11.4707413">
            <text:p>11.4707413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0012419">
            <text:p>0.0012419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3" table:default-cell-style-name="ce2"/>
        <table:table-column table:style-name="co1" table:number-columns-repeated="3" table:default-cell-style-name="ce3"/>
        <table:table-column table:style-name="co1" table:number-columns-repeated="5" table:default-cell-style-name="Default"/>
        <table:table-row table:style-name="ro1">
          <table:table-cell table:style-name="ce9" office:value-type="string" table:number-columns-spanned="4" table:number-rows-spanned="1">
            <text:p>Utilizzazioni</text:p>
          </table:table-cell>
          <table:covered-table-cell table:number-columns-repeated="3" table:style-name="ce4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4"/>
          <table:table-cell office:value-type="string">
            <text:p>ROUND_ROBIN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3030611">
            <text:p>0.3030611</text:p>
          </table:table-cell>
          <table:table-cell office:value-type="float" office:value="0.0000001">
            <text:p>0.0000001</text:p>
          </table:table-cell>
          <table:table-cell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2863308">
            <text:p>0.286330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6862513">
            <text:p>0.6862513</text:p>
          </table:table-cell>
          <table:table-cell table:number-columns-repeated="2"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2810797">
            <text:p>0.2810797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2810808">
            <text:p>0.281080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42588">
            <text:p>0.004258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6585238">
            <text:p>0.6585238</text:p>
          </table:table-cell>
          <table:table-cell table:number-columns-repeated="2"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2847637">
            <text:p>0.2847637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2726929">
            <text:p>0.2726929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 table:number-rows-repeated="2">
          <table:table-cell table:style-name="ce10" table:number-columns-repeated="4"/>
          <table:table-cell table:number-columns-repeated="5"/>
        </table:table-row>
        <table:table-row table:style-name="ro1">
          <table:table-cell table:style-name="ce11" office:value-type="string" table:number-columns-spanned="4" table:number-rows-spanned="1">
            <text:p>Lunghezza Code</text:p>
          </table:table-cell>
          <table:covered-table-cell table:number-columns-repeated="3" table:style-name="ce10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8023885">
            <text:p>0.8023885</text:p>
          </table:table-cell>
          <table:table-cell office:value-type="float" office:value="0.0000004">
            <text:p>0.0000004</text:p>
          </table:table-cell>
          <table:table-cell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2.9665281">
            <text:p>2.9665281</text:p>
          </table:table-cell>
          <table:table-cell office:value-type="float" office:value="0">
            <text:p>0.0000000</text:p>
          </table:table-cell>
          <table:table-cell office:value-type="float" office:value="0.000001">
            <text:p>0.0000010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3.5746936">
            <text:p>3.5746936</text:p>
          </table:table-cell>
          <table:table-cell office:value-type="float" office:value="0.0000015">
            <text:p>0.0000015</text:p>
          </table:table-cell>
          <table:table-cell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2.456672">
            <text:p>2.4566720</text:p>
          </table:table-cell>
          <table:table-cell office:value-type="float" office:value="0.0000016">
            <text:p>0.0000016</text:p>
          </table:table-cell>
          <table:table-cell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1.4979432">
            <text:p>1.4979432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44914">
            <text:p>0.0044914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9571828">
            <text:p>0.9571828</text:p>
          </table:table-cell>
          <table:table-cell office:value-type="float" office:value="0.0000003">
            <text:p>0.0000003</text:p>
          </table:table-cell>
          <table:table-cell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1.7406988">
            <text:p>1.740698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3.7966634">
            <text:p>3.7966634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1" office:value-type="string" table:number-columns-spanned="4" table:number-rows-spanned="1">
            <text:p>Tempo Medio di Risposta</text:p>
          </table:table-cell>
          <table:covered-table-cell table:number-columns-repeated="3" table:style-name="ce10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0002452">
            <text:p>0.0002452</text:p>
          </table:table-cell>
          <table:table-cell office:value-type="float" office:value="0.000056">
            <text:p>0.0000560</text:p>
          </table:table-cell>
          <table:table-cell office:value-type="float" office:value="0.0000186">
            <text:p>0.0000186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004548">
            <text:p>0.0004548</text:p>
          </table:table-cell>
          <table:table-cell office:value-type="float" office:value="0.0000008">
            <text:p>0.0000008</text:p>
          </table:table-cell>
          <table:table-cell office:value-type="float" office:value="0.0001201">
            <text:p>0.0001201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5456">
            <text:p>0.0005456</text:p>
          </table:table-cell>
          <table:table-cell office:value-type="float" office:value="0.0002052">
            <text:p>0.0002052</text:p>
          </table:table-cell>
          <table:table-cell office:value-type="float" office:value="0.0000211">
            <text:p>0.0000211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03765">
            <text:p>0.0003765</text:p>
          </table:table-cell>
          <table:table-cell office:value-type="float" office:value="0.0002133">
            <text:p>0.0002133</text:p>
          </table:table-cell>
          <table:table-cell office:value-type="float" office:value="0.0000005">
            <text:p>0.0000005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02296">
            <text:p>0.0002296</text:p>
          </table:table-cell>
          <table:table-cell table:number-columns-repeated="2" office:value-type="float" office:value="0.0000005">
            <text:p>0.0000005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00455">
            <text:p>0.0000455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096763">
            <text:p>0.0096763</text:p>
          </table:table-cell>
          <table:table-cell office:value-type="float" office:value="0.0000337">
            <text:p>0.0000337</text:p>
          </table:table-cell>
          <table:table-cell office:value-type="float" office:value="0.0000202">
            <text:p>0.0000202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2.1655648">
            <text:p>2.165564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0011663">
            <text:p>0.0011663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</table:table>
      <table:table table:name="Sheet4" table:style-name="ta1" table:print="false">
        <table:table-column table:style-name="co4" table:default-cell-style-name="ce2"/>
        <table:table-column table:style-name="co1" table:number-columns-repeated="3" table:default-cell-style-name="ce3"/>
        <table:table-column table:style-name="co1" table:number-columns-repeated="5" table:default-cell-style-name="Default"/>
        <table:table-row table:style-name="ro1">
          <table:table-cell table:style-name="ce9" office:value-type="string" table:number-columns-spanned="4" table:number-rows-spanned="1">
            <text:p>Utilizzazioni</text:p>
          </table:table-cell>
          <table:covered-table-cell table:number-columns-repeated="3" table:style-name="ce4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4"/>
          <table:table-cell office:value-type="string">
            <text:p>LEAST_LOADED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3282399">
            <text:p>0.3282399</text:p>
          </table:table-cell>
          <table:table-cell table:number-columns-repeated="2"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312522">
            <text:p>0.3125220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7442748">
            <text:p>0.7442748</text:p>
          </table:table-cell>
          <table:table-cell table:number-columns-repeated="2"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3067929">
            <text:p>0.3067929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3067945">
            <text:p>0.3067945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46483">
            <text:p>0.0046483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7141185">
            <text:p>0.7141185</text:p>
          </table:table-cell>
          <table:table-cell table:number-columns-repeated="2"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3108407">
            <text:p>0.3108407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2977468">
            <text:p>0.297746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 table:number-rows-repeated="2">
          <table:table-cell table:style-name="ce10" table:number-columns-repeated="4"/>
          <table:table-cell table:number-columns-repeated="5"/>
        </table:table-row>
        <table:table-row table:style-name="ro1">
          <table:table-cell table:style-name="ce11" office:value-type="string" table:number-columns-spanned="4" table:number-rows-spanned="1">
            <text:p>Lunghezza Code</text:p>
          </table:table-cell>
          <table:covered-table-cell table:number-columns-repeated="3" table:style-name="ce10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9965354">
            <text:p>0.9965354</text:p>
          </table:table-cell>
          <table:table-cell office:value-type="float" office:value="0.0000002">
            <text:p>0.0000002</text:p>
          </table:table-cell>
          <table:table-cell office:value-type="float" office:value="0.0000004">
            <text:p>0.0000004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4.6119117">
            <text:p>4.6119117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6.1209701">
            <text:p>6.1209701</text:p>
          </table:table-cell>
          <table:table-cell table:number-columns-repeated="2" office:value-type="float" office:value="0.0000004">
            <text:p>0.0000004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3.7842588">
            <text:p>3.784258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2.1093963">
            <text:p>2.1093963</text:p>
          </table:table-cell>
          <table:table-cell office:value-type="float" office:value="0">
            <text:p>0.0000000</text:p>
          </table:table-cell>
          <table:table-cell office:value-type="float" office:value="0.0000004">
            <text:p>0.0000004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52838">
            <text:p>0.005283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4.0261652">
            <text:p>4.0261652</text:p>
          </table:table-cell>
          <table:table-cell office:value-type="float" office:value="0.000001">
            <text:p>0.0000010</text:p>
          </table:table-cell>
          <table:table-cell office:value-type="float" office:value="0.0000003">
            <text:p>0.0000003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7002489">
            <text:p>0.7002489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5.7603844">
            <text:p>5.7603844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1" office:value-type="string" table:number-columns-spanned="4" table:number-rows-spanned="1">
            <text:p>Tempo Medio di Risposta</text:p>
          </table:table-cell>
          <table:covered-table-cell table:number-columns-repeated="3" table:style-name="ce10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0002818">
            <text:p>0.0002818</text:p>
          </table:table-cell>
          <table:table-cell office:value-type="float" office:value="0.0000186">
            <text:p>0.0000186</text:p>
          </table:table-cell>
          <table:table-cell office:value-type="float" office:value="0.0000456">
            <text:p>0.0000456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006528">
            <text:p>0.0006528</text:p>
          </table:table-cell>
          <table:table-cell table:number-columns-repeated="2" office:value-type="float" office:value="0.0000008">
            <text:p>0.0000008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8653">
            <text:p>0.0008653</text:p>
          </table:table-cell>
          <table:table-cell office:value-type="float" office:value="0.000043">
            <text:p>0.0000430</text:p>
          </table:table-cell>
          <table:table-cell office:value-type="float" office:value="0.0000471">
            <text:p>0.0000471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05356">
            <text:p>0.0005356</text:p>
          </table:table-cell>
          <table:table-cell table:number-columns-repeated="2" office:value-type="float" office:value="0.0000005">
            <text:p>0.0000005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02986">
            <text:p>0.0002986</text:p>
          </table:table-cell>
          <table:table-cell office:value-type="float" office:value="0.0000005">
            <text:p>0.0000005</text:p>
          </table:table-cell>
          <table:table-cell office:value-type="float" office:value="0.0000481">
            <text:p>0.0000481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00502">
            <text:p>0.0000502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369013">
            <text:p>0.0369013</text:p>
          </table:table-cell>
          <table:table-cell office:value-type="float" office:value="0.0001112">
            <text:p>0.0001112</text:p>
          </table:table-cell>
          <table:table-cell office:value-type="float" office:value="0.0000387">
            <text:p>0.0000387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2884305">
            <text:p>0.2884305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0016316">
            <text:p>0.0016316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</table:table>
      <table:table table:name="Sheet5" table:style-name="ta1" table:print="false">
        <table:table-column table:style-name="co5" table:default-cell-style-name="ce2"/>
        <table:table-column table:style-name="co1" table:number-columns-repeated="3" table:default-cell-style-name="ce3"/>
        <table:table-column table:style-name="co1" table:number-columns-repeated="5" table:default-cell-style-name="Default"/>
        <table:table-row table:style-name="ro1">
          <table:table-cell table:style-name="ce9" office:value-type="string" table:number-columns-spanned="4" table:number-rows-spanned="1">
            <text:p>Utilizzazioni</text:p>
          </table:table-cell>
          <table:covered-table-cell table:number-columns-repeated="3" table:style-name="ce4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4"/>
          <table:table-cell office:value-type="string">
            <text:p>LINK_ADD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3071744">
            <text:p>0.3071744</text:p>
          </table:table-cell>
          <table:table-cell office:value-type="float" office:value="0.0000001">
            <text:p>0.0000001</text:p>
          </table:table-cell>
          <table:table-cell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138228">
            <text:p>0.013822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348428">
            <text:p>0.3484280</text:p>
          </table:table-cell>
          <table:table-cell table:number-columns-repeated="2"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89992">
            <text:p>0.0089992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89992">
            <text:p>0.0089992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01364">
            <text:p>0.0001364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6675424">
            <text:p>0.6675424</text:p>
          </table:table-cell>
          <table:table-cell table:number-columns-repeated="2"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2889666">
            <text:p>0.2889666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3</text:p>
          </table:table-cell>
          <table:table-cell office:value-type="float" office:value="0.0067413">
            <text:p>0.0067413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ink Addizionale</text:p>
          </table:table-cell>
          <table:table-cell office:value-type="float" office:value="0.4449257">
            <text:p>0.4449257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table:style-name="ce10" table:number-columns-repeated="4"/>
          <table:table-cell table:number-columns-repeated="5"/>
        </table:table-row>
        <table:table-row table:style-name="ro1">
          <table:table-cell table:style-name="ce11" office:value-type="string" table:number-columns-spanned="4" table:number-rows-spanned="1">
            <text:p>Lunghezza Code</text:p>
          </table:table-cell>
          <table:covered-table-cell table:number-columns-repeated="3" table:style-name="ce10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4664123">
            <text:p>0.4664123</text:p>
          </table:table-cell>
          <table:table-cell table:number-columns-repeated="2"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138228">
            <text:p>0.013822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4110552">
            <text:p>0.4110552</text:p>
          </table:table-cell>
          <table:table-cell table:number-columns-repeated="2"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89992">
            <text:p>0.0089992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89992">
            <text:p>0.0089992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01364">
            <text:p>0.0001364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1.504037">
            <text:p>1.5040370</text:p>
          </table:table-cell>
          <table:table-cell office:value-type="float" office:value="0.0000005">
            <text:p>0.0000005</text:p>
          </table:table-cell>
          <table:table-cell office:value-type="float" office:value="0.0000007">
            <text:p>0.0000007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1.697323">
            <text:p>1.6973230</text:p>
          </table:table-cell>
          <table:table-cell office:value-type="float" office:value="0.000006">
            <text:p>0.0000060</text:p>
          </table:table-cell>
          <table:table-cell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3</text:p>
          </table:table-cell>
          <table:table-cell office:value-type="float" office:value="0.0070295">
            <text:p>0.0070295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ink Addizionale</text:p>
          </table:table-cell>
          <table:table-cell office:value-type="float" office:value="3.2110055">
            <text:p>3.2110055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1" office:value-type="string" table:number-columns-spanned="4" table:number-rows-spanned="1">
            <text:p>Tempo Medio di Risposta</text:p>
          </table:table-cell>
          <table:covered-table-cell table:number-columns-repeated="3" table:style-name="ce10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0001409">
            <text:p>0.0001409</text:p>
          </table:table-cell>
          <table:table-cell office:value-type="float" office:value="0.0000198">
            <text:p>0.0000198</text:p>
          </table:table-cell>
          <table:table-cell office:value-type="float" office:value="0.0000186">
            <text:p>0.0000186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000042">
            <text:p>0.0000042</text:p>
          </table:table-cell>
          <table:table-cell table:number-columns-repeated="2" office:value-type="float" office:value="0.0000008">
            <text:p>0.0000008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1242">
            <text:p>0.0001242</text:p>
          </table:table-cell>
          <table:table-cell office:value-type="float" office:value="0.0000252">
            <text:p>0.0000252</text:p>
          </table:table-cell>
          <table:table-cell office:value-type="float" office:value="0.0000211">
            <text:p>0.0000211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00027">
            <text:p>0.0000027</text:p>
          </table:table-cell>
          <table:table-cell table:number-columns-repeated="2" office:value-type="float" office:value="0.0000005">
            <text:p>0.0000005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00027">
            <text:p>0.0000027</text:p>
          </table:table-cell>
          <table:table-cell table:number-columns-repeated="2" office:value-type="float" office:value="0.0000005">
            <text:p>0.0000005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00027">
            <text:p>0.0000027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149968">
            <text:p>0.0149968</text:p>
          </table:table-cell>
          <table:table-cell office:value-type="float" office:value="0.0000659">
            <text:p>0.0000659</text:p>
          </table:table-cell>
          <table:table-cell office:value-type="float" office:value="0.0000813">
            <text:p>0.0000813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3.4561668">
            <text:p>3.456166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3</text:p>
          </table:table-cell>
          <table:table-cell office:value-type="float" office:value="0.0001407">
            <text:p>0.0001407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ink Addizionale</text:p>
          </table:table-cell>
          <table:table-cell office:value-type="float" office:value="0.0009744">
            <text:p>0.0009744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</table:table>
      <table:table table:name="Sheet6" table:style-name="ta1" table:print="false">
        <table:table-column table:style-name="co6" table:default-cell-style-name="ce2"/>
        <table:table-column table:style-name="co1" table:number-columns-repeated="3" table:default-cell-style-name="ce3"/>
        <table:table-column table:style-name="co1" table:number-columns-repeated="5" table:default-cell-style-name="Default"/>
        <table:table-row table:style-name="ro1">
          <table:table-cell table:style-name="ce9" office:value-type="string" table:number-columns-spanned="4" table:number-rows-spanned="1">
            <text:p>Utilizzazioni</text:p>
          </table:table-cell>
          <table:covered-table-cell table:number-columns-repeated="3" table:style-name="ce4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4"/>
          <table:table-cell office:value-type="string">
            <text:p>PROXY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1989695">
            <text:p>0.1989695</text:p>
          </table:table-cell>
          <table:table-cell office:value-type="float" office:value="0.0000002">
            <text:p>0.0000002</text:p>
          </table:table-cell>
          <table:table-cell office:value-type="float" office:value="0.0000001">
            <text:p>0.0000001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19003">
            <text:p>0.1900300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4509198">
            <text:p>0.4509198</text:p>
          </table:table-cell>
          <table:table-cell office:value-type="float" office:value="0.0000002">
            <text:p>0.0000002</text:p>
          </table:table-cell>
          <table:table-cell office:value-type="float" office:value="0.0000001">
            <text:p>0.0000001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186543">
            <text:p>0.1865430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1865438">
            <text:p>0.186543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28264">
            <text:p>0.0028264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4327004">
            <text:p>0.4327004</text:p>
          </table:table-cell>
          <table:table-cell office:value-type="float" office:value="0.0000002">
            <text:p>0.0000002</text:p>
          </table:table-cell>
          <table:table-cell office:value-type="float" office:value="0.0000001">
            <text:p>0.0000001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1889479">
            <text:p>0.1889479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1810763">
            <text:p>0.1810763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 table:number-rows-repeated="2">
          <table:table-cell table:style-name="ce10" table:number-columns-repeated="4"/>
          <table:table-cell table:number-columns-repeated="5"/>
        </table:table-row>
        <table:table-row table:style-name="ro1">
          <table:table-cell table:style-name="ce11" office:value-type="string" table:number-columns-spanned="4" table:number-rows-spanned="1">
            <text:p>Lunghezza Code</text:p>
          </table:table-cell>
          <table:covered-table-cell table:number-columns-repeated="3" table:style-name="ce10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3254573">
            <text:p>0.3254573</text:p>
          </table:table-cell>
          <table:table-cell office:value-type="float" office:value="0.0000002">
            <text:p>0.0000002</text:p>
          </table:table-cell>
          <table:table-cell office:value-type="float" office:value="0.0000001">
            <text:p>0.0000001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1.5900299">
            <text:p>1.5900299</text:p>
          </table:table-cell>
          <table:table-cell office:value-type="float" office:value="0.0000002">
            <text:p>0.0000002</text:p>
          </table:table-cell>
          <table:table-cell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8887231">
            <text:p>0.8887231</text:p>
          </table:table-cell>
          <table:table-cell office:value-type="float" office:value="0.0000002">
            <text:p>0.0000002</text:p>
          </table:table-cell>
          <table:table-cell office:value-type="float" office:value="0.0000001">
            <text:p>0.0000001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1.2321821">
            <text:p>1.2321821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7539371">
            <text:p>0.7539371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29755">
            <text:p>0.0029755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6183299">
            <text:p>0.6183299</text:p>
          </table:table-cell>
          <table:table-cell table:number-columns-repeated="2" office:value-type="float" office:value="0.0000002">
            <text:p>0.0000002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1.0338903">
            <text:p>1.0338903</text:p>
          </table:table-cell>
          <table:table-cell office:value-type="float" office:value="0.0002298">
            <text:p>0.0002298</text:p>
          </table:table-cell>
          <table:table-cell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1.9571982">
            <text:p>1.9571982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1" office:value-type="string" table:number-columns-spanned="4" table:number-rows-spanned="1">
            <text:p>Tempo Medio di Risposta</text:p>
          </table:table-cell>
          <table:covered-table-cell table:number-columns-repeated="3" table:style-name="ce10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0001517">
            <text:p>0.0001517</text:p>
          </table:table-cell>
          <table:table-cell office:value-type="float" office:value="0.0000371">
            <text:p>0.0000371</text:p>
          </table:table-cell>
          <table:table-cell office:value-type="float" office:value="0.0000186">
            <text:p>0.0000186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003698">
            <text:p>0.0003698</text:p>
          </table:table-cell>
          <table:table-cell office:value-type="float" office:value="0.0000439">
            <text:p>0.0000439</text:p>
          </table:table-cell>
          <table:table-cell office:value-type="float" office:value="0.0000008">
            <text:p>0.0000008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2073">
            <text:p>0.0002073</text:p>
          </table:table-cell>
          <table:table-cell office:value-type="float" office:value="0.0000421">
            <text:p>0.0000421</text:p>
          </table:table-cell>
          <table:table-cell office:value-type="float" office:value="0.0000211">
            <text:p>0.0000211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02866">
            <text:p>0.0002866</text:p>
          </table:table-cell>
          <table:table-cell office:value-type="float" office:value="0.0000083">
            <text:p>0.0000083</text:p>
          </table:table-cell>
          <table:table-cell office:value-type="float" office:value="0.0000005">
            <text:p>0.0000005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01754">
            <text:p>0.0001754</text:p>
          </table:table-cell>
          <table:table-cell office:value-type="float" office:value="0.0000011">
            <text:p>0.0000011</text:p>
          </table:table-cell>
          <table:table-cell office:value-type="float" office:value="0.0000005">
            <text:p>0.0000005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00458">
            <text:p>0.0000458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095222">
            <text:p>0.0095222</text:p>
          </table:table-cell>
          <table:table-cell office:value-type="float" office:value="0.0000404">
            <text:p>0.0000404</text:p>
          </table:table-cell>
          <table:table-cell office:value-type="float" office:value="0.0000393">
            <text:p>0.0000393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4036572">
            <text:p>0.4036572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0009114">
            <text:p>0.0009114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</table:table>
      <table:table table:name="Sheet7" table:style-name="ta1" table:print="false">
        <table:table-column table:style-name="co7" table:default-cell-style-name="ce2"/>
        <table:table-column table:style-name="co1" table:default-cell-style-name="ce3"/>
        <table:table-column table:style-name="co8" table:default-cell-style-name="ce3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ce9" office:value-type="string" table:number-columns-spanned="4" table:number-rows-spanned="1">
            <text:p>Utilizzazioni</text:p>
          </table:table-cell>
          <table:covered-table-cell table:number-columns-repeated="3" table:style-name="ce4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4"/>
          <table:table-cell office:value-type="string">
            <text:p>Analitico standard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303107095">
            <text:p>0.3031071</text:p>
          </table:table-cell>
          <table:table-cell office:value-type="float" office:value="0.000000121">
            <text:p>0.0000001</text:p>
          </table:table-cell>
          <table:table-cell office:value-type="float" office:value="0.00000003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297436744">
            <text:p>0.2974367</text:p>
          </table:table-cell>
          <table:table-cell office:value-type="float" office:value="0.003037534">
            <text:p>0.0030375</text:p>
          </table:table-cell>
          <table:table-cell office:value-type="float" office:value="0.00194476">
            <text:p>0.0019448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68762913">
            <text:p>0.6876291</text:p>
          </table:table-cell>
          <table:table-cell office:value-type="float" office:value="0.000000275">
            <text:p>0.0000003</text:p>
          </table:table-cell>
          <table:table-cell office:value-type="float" office:value="0.000000069">
            <text:p>0.0000001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283065486">
            <text:p>0.2830655</text:p>
          </table:table-cell>
          <table:table-cell office:value-type="float" office:value="0.002966339">
            <text:p>0.0029663</text:p>
          </table:table-cell>
          <table:table-cell office:value-type="float" office:value="0.001899179">
            <text:p>0.0018992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283065486">
            <text:p>0.2830655</text:p>
          </table:table-cell>
          <table:table-cell office:value-type="float" office:value="0.002966339">
            <text:p>0.0029663</text:p>
          </table:table-cell>
          <table:table-cell office:value-type="float" office:value="0.001899179">
            <text:p>0.0018992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4288871">
            <text:p>0.0042889</text:p>
          </table:table-cell>
          <table:table-cell office:value-type="float" office:value="0.000044945">
            <text:p>0.0000449</text:p>
          </table:table-cell>
          <table:table-cell office:value-type="float" office:value="0.000028775">
            <text:p>0.0000288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659846135">
            <text:p>0.6598461</text:p>
          </table:table-cell>
          <table:table-cell office:value-type="float" office:value="0.000000264">
            <text:p>0.0000003</text:p>
          </table:table-cell>
          <table:table-cell office:value-type="float" office:value="0.000000066">
            <text:p>0.0000001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318882522">
            <text:p>0.3188825</text:p>
          </table:table-cell>
          <table:table-cell office:value-type="float" office:value="0.00290145">
            <text:p>0.0029015</text:p>
          </table:table-cell>
          <table:table-cell office:value-type="float" office:value="0.00185763">
            <text:p>0.0018576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283796924">
            <text:p>0.2837969</text:p>
          </table:table-cell>
          <table:table-cell office:value-type="float" office:value="0.003037528">
            <text:p>0.0030375</text:p>
          </table:table-cell>
          <table:table-cell office:value-type="float" office:value="0.001944759">
            <text:p>0.0019448</text:p>
          </table:table-cell>
          <table:table-cell table:number-columns-repeated="5"/>
        </table:table-row>
        <table:table-row table:style-name="ro1" table:number-rows-repeated="2">
          <table:table-cell table:style-name="ce10" table:number-columns-repeated="4"/>
          <table:table-cell table:number-columns-repeated="5"/>
        </table:table-row>
        <table:table-row table:style-name="ro1">
          <table:table-cell table:style-name="ce11" office:value-type="string" table:number-columns-spanned="4" table:number-rows-spanned="1">
            <text:p>Lunghezza Code</text:p>
          </table:table-cell>
          <table:covered-table-cell table:number-columns-repeated="3" table:style-name="ce10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434940709">
            <text:p>0.4349407</text:p>
          </table:table-cell>
          <table:table-cell office:value-type="float" office:value="0.000000121">
            <text:p>0.0000001</text:p>
          </table:table-cell>
          <table:table-cell office:value-type="float" office:value="0.00000003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423359379">
            <text:p>0.4233594</text:p>
          </table:table-cell>
          <table:table-cell office:value-type="float" office:value="0.003046789">
            <text:p>0.0030468</text:p>
          </table:table-cell>
          <table:table-cell office:value-type="float" office:value="0.001948549">
            <text:p>0.0019485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2.201322836">
            <text:p>2.2013228</text:p>
          </table:table-cell>
          <table:table-cell office:value-type="float" office:value="0.000000275">
            <text:p>0.0000003</text:p>
          </table:table-cell>
          <table:table-cell office:value-type="float" office:value="0.000000069">
            <text:p>0.0000001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394827534">
            <text:p>0.3948275</text:p>
          </table:table-cell>
          <table:table-cell office:value-type="float" office:value="0.002975164">
            <text:p>0.0029752</text:p>
          </table:table-cell>
          <table:table-cell office:value-type="float" office:value="0.001902793">
            <text:p>0.0019028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394827534">
            <text:p>0.3948275</text:p>
          </table:table-cell>
          <table:table-cell office:value-type="float" office:value="0.002975164">
            <text:p>0.0029752</text:p>
          </table:table-cell>
          <table:table-cell office:value-type="float" office:value="0.001902793">
            <text:p>0.0019028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4307345">
            <text:p>0.0043073</text:p>
          </table:table-cell>
          <table:table-cell office:value-type="float" office:value="0.000044947">
            <text:p>0.0000449</text:p>
          </table:table-cell>
          <table:table-cell office:value-type="float" office:value="0.000028776">
            <text:p>0.0000288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1.939846058">
            <text:p>1.9398461</text:p>
          </table:table-cell>
          <table:table-cell office:value-type="float" office:value="0.000000264">
            <text:p>0.0000003</text:p>
          </table:table-cell>
          <table:table-cell office:value-type="float" office:value="0.000000066">
            <text:p>0.0000001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468175509">
            <text:p>0.4681755</text:p>
          </table:table-cell>
          <table:table-cell office:value-type="float" office:value="0.002909893">
            <text:p>0.0029099</text:p>
          </table:table-cell>
          <table:table-cell office:value-type="float" office:value="0.001861087">
            <text:p>0.0018611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396252033">
            <text:p>0.3962520</text:p>
          </table:table-cell>
          <table:table-cell office:value-type="float" office:value="0.003046783">
            <text:p>0.0030468</text:p>
          </table:table-cell>
          <table:table-cell office:value-type="float" office:value="0.001948548">
            <text:p>0.0019485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1" office:value-type="string" table:number-columns-spanned="4" table:number-rows-spanned="1">
            <text:p>Tempo Medio di Risposta</text:p>
          </table:table-cell>
          <table:covered-table-cell table:number-columns-repeated="3" table:style-name="ce10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000133163">
            <text:p>0.0001332</text:p>
          </table:table-cell>
          <table:table-cell table:number-columns-repeated="2" office:value-type="float" office:value="0.0000928">
            <text:p>0.0000928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00129617">
            <text:p>0.0001296</text:p>
          </table:table-cell>
          <table:table-cell office:value-type="float" office:value="2.33203055">
            <text:p>2.3320306</text:p>
          </table:table-cell>
          <table:table-cell office:value-type="float" office:value="5.965726482">
            <text:p>5.9657265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673963">
            <text:p>0.0006740</text:p>
          </table:table-cell>
          <table:table-cell table:number-columns-repeated="2" office:value-type="float" office:value="0.000210526">
            <text:p>0.0002105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0120881">
            <text:p>0.0001209</text:p>
          </table:table-cell>
          <table:table-cell office:value-type="float" office:value="2.277208691">
            <text:p>2.2772087</text:p>
          </table:table-cell>
          <table:table-cell office:value-type="float" office:value="5.825636442">
            <text:p>5.8256364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0120881">
            <text:p>0.0001209</text:p>
          </table:table-cell>
          <table:table-cell office:value-type="float" office:value="2.277208691">
            <text:p>2.2772087</text:p>
          </table:table-cell>
          <table:table-cell office:value-type="float" office:value="5.825636442">
            <text:p>5.8256364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0087037">
            <text:p>0.0000870</text:p>
          </table:table-cell>
          <table:table-cell office:value-type="float" office:value="2.270555768">
            <text:p>2.2705558</text:p>
          </table:table-cell>
          <table:table-cell office:value-type="float" office:value="5.814739837">
            <text:p>5.8147398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39197947">
            <text:p>0.0391979</text:p>
          </table:table-cell>
          <table:table-cell office:value-type="float" office:value="0.013333337">
            <text:p>0.0133333</text:p>
          </table:table-cell>
          <table:table-cell office:value-type="float" office:value="0.013333334">
            <text:p>0.0133333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113523559">
            <text:p>0.1135236</text:p>
          </table:table-cell>
          <table:table-cell table:style-name="ce8" office:value-type="float" office:value="1763.98">
            <text:p>1763.98</text:p>
          </table:table-cell>
          <table:table-cell table:style-name="ce8" office:value-type="float" office:value="4512.775892797">
            <text:p>4512.78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000121318">
            <text:p>0.0001213</text:p>
          </table:table-cell>
          <table:table-cell office:value-type="float" office:value="2.332026348">
            <text:p>2.3320263</text:p>
          </table:table-cell>
          <table:table-cell office:value-type="float" office:value="5.96572229">
            <text:p>5.9657223</text:p>
          </table:table-cell>
          <table:table-cell table:number-columns-repeated="5"/>
        </table:table-row>
      </table:table>
      <table:table table:name="Sheet8" table:style-name="ta1" table:print="false">
        <table:table-column table:style-name="co9" table:default-cell-style-name="ce2"/>
        <table:table-column table:style-name="co1" table:number-columns-repeated="3" table:default-cell-style-name="ce3"/>
        <table:table-column table:style-name="co1" table:number-columns-repeated="5" table:default-cell-style-name="Default"/>
        <table:table-row table:style-name="ro1">
          <table:table-cell table:style-name="ce9" office:value-type="string" table:number-columns-spanned="4" table:number-rows-spanned="1">
            <text:p>Utilizzazioni</text:p>
          </table:table-cell>
          <table:covered-table-cell table:number-columns-repeated="3" table:style-name="ce4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4"/>
          <table:table-cell office:value-type="string">
            <text:p>Analitico LinkAdd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303107095">
            <text:p>0.3031071</text:p>
          </table:table-cell>
          <table:table-cell office:value-type="float" office:value="0.000000121">
            <text:p>0.0000001</text:p>
          </table:table-cell>
          <table:table-cell office:value-type="float" office:value="0.00000003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13639819">
            <text:p>0.0136398</text:p>
          </table:table-cell>
          <table:table-cell office:value-type="float" office:value="0.000000005">
            <text:p>0.0000000</text:p>
          </table:table-cell>
          <table:table-cell office:value-type="float" office:value="0.000000001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343814565">
            <text:p>0.3438146</text:p>
          </table:table-cell>
          <table:table-cell office:value-type="float" office:value="0.000000138">
            <text:p>0.0000001</text:p>
          </table:table-cell>
          <table:table-cell office:value-type="float" office:value="0.000000034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8880086">
            <text:p>0.0088801</text:p>
          </table:table-cell>
          <table:table-cell office:value-type="float" office:value="0.000000004">
            <text:p>0.0000000</text:p>
          </table:table-cell>
          <table:table-cell office:value-type="float" office:value="0.000000001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8880086">
            <text:p>0.0088801</text:p>
          </table:table-cell>
          <table:table-cell office:value-type="float" office:value="0.000000004">
            <text:p>0.0000000</text:p>
          </table:table-cell>
          <table:table-cell office:value-type="float" office:value="0.000000001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0134547">
            <text:p>0.0001345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659846135">
            <text:p>0.6598461</text:p>
          </table:table-cell>
          <table:table-cell office:value-type="float" office:value="0.000000264">
            <text:p>0.0000003</text:p>
          </table:table-cell>
          <table:table-cell office:value-type="float" office:value="0.000000066">
            <text:p>0.0000001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318882522">
            <text:p>0.3188825</text:p>
          </table:table-cell>
          <table:table-cell office:value-type="float" office:value="0.00290145">
            <text:p>0.0029015</text:p>
          </table:table-cell>
          <table:table-cell office:value-type="float" office:value="0.00185763">
            <text:p>0.0018576</text:p>
          </table:table-cell>
          <table:table-cell table:number-columns-repeated="5"/>
        </table:table-row>
        <table:table-row table:style-name="ro1">
          <table:table-cell office:value-type="string">
            <text:p>LW3</text:p>
          </table:table-cell>
          <table:table-cell office:value-type="float" office:value="0.006913108">
            <text:p>0.0069131</text:p>
          </table:table-cell>
          <table:table-cell office:value-type="float" office:value="0.000073992">
            <text:p>0.0000740</text:p>
          </table:table-cell>
          <table:table-cell office:value-type="float" office:value="0.000047373">
            <text:p>0.0000474</text:p>
          </table:table-cell>
          <table:table-cell table:number-columns-repeated="5"/>
        </table:table-row>
        <table:table-row table:style-name="ro1">
          <table:table-cell office:value-type="string">
            <text:p>Link Addizionale</text:p>
          </table:table-cell>
          <table:table-cell office:value-type="float" office:value="0.456265152">
            <text:p>0.4562652</text:p>
          </table:table-cell>
          <table:table-cell office:value-type="float" office:value="0.004883486">
            <text:p>0.0048835</text:p>
          </table:table-cell>
          <table:table-cell office:value-type="float" office:value="0.003126622">
            <text:p>0.0031266</text:p>
          </table:table-cell>
          <table:table-cell table:number-columns-repeated="5"/>
        </table:table-row>
        <table:table-row table:style-name="ro1">
          <table:table-cell table:style-name="ce10" table:number-columns-repeated="4"/>
          <table:table-cell table:number-columns-repeated="5"/>
        </table:table-row>
        <table:table-row table:style-name="ro1">
          <table:table-cell table:style-name="ce11" office:value-type="string" table:number-columns-spanned="4" table:number-rows-spanned="1">
            <text:p>Lunghezza Code</text:p>
          </table:table-cell>
          <table:covered-table-cell table:number-columns-repeated="3" table:style-name="ce10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434940709">
            <text:p>0.4349407</text:p>
          </table:table-cell>
          <table:table-cell office:value-type="float" office:value="0.000000121">
            <text:p>0.0000001</text:p>
          </table:table-cell>
          <table:table-cell office:value-type="float" office:value="0.00000003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13828437">
            <text:p>0.0138284</text:p>
          </table:table-cell>
          <table:table-cell office:value-type="float" office:value="0.000000005">
            <text:p>0.0000000</text:p>
          </table:table-cell>
          <table:table-cell office:value-type="float" office:value="0.000000001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523959458">
            <text:p>0.5239595</text:p>
          </table:table-cell>
          <table:table-cell office:value-type="float" office:value="0.000000138">
            <text:p>0.0000001</text:p>
          </table:table-cell>
          <table:table-cell office:value-type="float" office:value="0.000000034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8959648">
            <text:p>0.0089596</text:p>
          </table:table-cell>
          <table:table-cell office:value-type="float" office:value="0.000000004">
            <text:p>0.0000000</text:p>
          </table:table-cell>
          <table:table-cell office:value-type="float" office:value="0.000000001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8959648">
            <text:p>0.0089596</text:p>
          </table:table-cell>
          <table:table-cell office:value-type="float" office:value="0.000000004">
            <text:p>0.0000000</text:p>
          </table:table-cell>
          <table:table-cell office:value-type="float" office:value="0.000000001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0134565">
            <text:p>0.0001346</text:p>
          </table:table-cell>
          <table:table-cell table:number-columns-repeated="2" office:value-type="float" office:value="0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1.939846058">
            <text:p>1.9398461</text:p>
          </table:table-cell>
          <table:table-cell office:value-type="float" office:value="0.000000264">
            <text:p>0.0000003</text:p>
          </table:table-cell>
          <table:table-cell office:value-type="float" office:value="0.000000066">
            <text:p>0.0000001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468175509">
            <text:p>0.4681755</text:p>
          </table:table-cell>
          <table:table-cell office:value-type="float" office:value="0.002909893">
            <text:p>0.0029099</text:p>
          </table:table-cell>
          <table:table-cell office:value-type="float" office:value="0.001861087">
            <text:p>0.0018611</text:p>
          </table:table-cell>
          <table:table-cell table:number-columns-repeated="5"/>
        </table:table-row>
        <table:table-row table:style-name="ro1">
          <table:table-cell office:value-type="string">
            <text:p>LW3</text:p>
          </table:table-cell>
          <table:table-cell office:value-type="float" office:value="0.006961232">
            <text:p>0.0069612</text:p>
          </table:table-cell>
          <table:table-cell office:value-type="float" office:value="0.000073998">
            <text:p>0.0000740</text:p>
          </table:table-cell>
          <table:table-cell office:value-type="float" office:value="0.000047375">
            <text:p>0.0000474</text:p>
          </table:table-cell>
          <table:table-cell table:number-columns-repeated="5"/>
        </table:table-row>
        <table:table-row table:style-name="ro1">
          <table:table-cell office:value-type="string">
            <text:p>Link Addizionale</text:p>
          </table:table-cell>
          <table:table-cell office:value-type="float" office:value="0.839131708">
            <text:p>0.8391317</text:p>
          </table:table-cell>
          <table:table-cell office:value-type="float" office:value="0.004907452">
            <text:p>0.0049075</text:p>
          </table:table-cell>
          <table:table-cell office:value-type="float" office:value="0.003136428">
            <text:p>0.0031364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1" office:value-type="string" table:number-columns-spanned="4" table:number-rows-spanned="1">
            <text:p>Tempo Medio di Risposta</text:p>
          </table:table-cell>
          <table:covered-table-cell table:number-columns-repeated="3" table:style-name="ce10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000133163">
            <text:p>0.0001332</text:p>
          </table:table-cell>
          <table:table-cell table:number-columns-repeated="2" office:value-type="float" office:value="0.0000928">
            <text:p>0.0000928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00004234">
            <text:p>0.0000042</text:p>
          </table:table-cell>
          <table:table-cell table:number-columns-repeated="2" office:value-type="float" office:value="0.000004176">
            <text:p>0.0000042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320834">
            <text:p>0.0003208</text:p>
          </table:table-cell>
          <table:table-cell table:number-columns-repeated="2" office:value-type="float" office:value="0.000210526">
            <text:p>0.0002105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0002743">
            <text:p>0.0000027</text:p>
          </table:table-cell>
          <table:table-cell table:number-columns-repeated="2" office:value-type="float" office:value="0.000002719">
            <text:p>0.0000027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0002743">
            <text:p>0.0000027</text:p>
          </table:table-cell>
          <table:table-cell table:number-columns-repeated="2" office:value-type="float" office:value="0.000002719">
            <text:p>0.0000027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table:number-columns-repeated="3" office:value-type="float" office:value="0.000002719">
            <text:p>0.0000027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39197947">
            <text:p>0.0391979</text:p>
          </table:table-cell>
          <table:table-cell office:value-type="float" office:value="0.013333337">
            <text:p>0.0133333</text:p>
          </table:table-cell>
          <table:table-cell office:value-type="float" office:value="0.013333334">
            <text:p>0.0133333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113523559">
            <text:p>0.1135236</text:p>
          </table:table-cell>
          <table:table-cell table:style-name="ce8" office:value-type="float" office:value="1763.981655476">
            <text:p>1763.98</text:p>
          </table:table-cell>
          <table:table-cell table:style-name="ce8" office:value-type="float" office:value="4512.775892797">
            <text:p>4512.78</text:p>
          </table:table-cell>
          <table:table-cell table:number-columns-repeated="5"/>
        </table:table-row>
        <table:table-row table:style-name="ro1">
          <table:table-cell office:value-type="string">
            <text:p>LW3</text:p>
          </table:table-cell>
          <table:table-cell office:value-type="float" office:value="0.000140664">
            <text:p>0.0001407</text:p>
          </table:table-cell>
          <table:table-cell office:value-type="float" office:value="3.738126676">
            <text:p>3.7381267</text:p>
          </table:table-cell>
          <table:table-cell office:value-type="float" office:value="9.572994338">
            <text:p>9.5729943</text:p>
          </table:table-cell>
          <table:table-cell table:number-columns-repeated="5"/>
        </table:table-row>
        <table:table-row table:style-name="ro1">
          <table:table-cell office:value-type="string">
            <text:p>Link Addizionale</text:p>
          </table:table-cell>
          <table:table-cell office:value-type="float" office:value="0.000256911">
            <text:p>0.0002569</text:p>
          </table:table-cell>
          <table:table-cell office:value-type="float" office:value="3.756193402">
            <text:p>3.7561934</text:p>
          </table:table-cell>
          <table:table-cell office:value-type="float" office:value="9.602564421">
            <text:p>9.6025644</text:p>
          </table:table-cell>
          <table:table-cell table:number-columns-repeated="5"/>
        </table:table-row>
      </table:table>
      <table:table table:name="Sheet9" table:style-name="ta1" table:print="false">
        <office:forms form:automatic-focus="false" form:apply-design-mode="false"/>
        <table:table-column table:style-name="co10" table:default-cell-style-name="ce2"/>
        <table:table-column table:style-name="co1" table:number-columns-repeated="3" table:default-cell-style-name="ce3"/>
        <table:table-column table:style-name="co1" table:number-columns-repeated="5" table:default-cell-style-name="Default"/>
        <table:table-row table:style-name="ro1">
          <table:table-cell table:style-name="ce9" office:value-type="string" table:number-columns-spanned="4" table:number-rows-spanned="1">
            <text:p>Utilizzazioni</text:p>
          </table:table-cell>
          <table:covered-table-cell table:number-columns-repeated="3" table:style-name="ce4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4"/>
          <table:table-cell office:value-type="string">
            <text:p>Analitico Proxy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181864257">
            <text:p>0.1818643</text:p>
          </table:table-cell>
          <table:table-cell office:value-type="float" office:value="0.000000073">
            <text:p>0.0000001</text:p>
          </table:table-cell>
          <table:table-cell office:value-type="float" office:value="0.000000018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178462046">
            <text:p>0.1784620</text:p>
          </table:table-cell>
          <table:table-cell office:value-type="float" office:value="0.00182252">
            <text:p>0.0018225</text:p>
          </table:table-cell>
          <table:table-cell office:value-type="float" office:value="0.001166856">
            <text:p>0.0011669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412577478">
            <text:p>0.4125775</text:p>
          </table:table-cell>
          <table:table-cell office:value-type="float" office:value="0.000000165">
            <text:p>0.0000002</text:p>
          </table:table-cell>
          <table:table-cell office:value-type="float" office:value="0.000000041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169839292">
            <text:p>0.1698393</text:p>
          </table:table-cell>
          <table:table-cell office:value-type="float" office:value="0.001779803">
            <text:p>0.0017798</text:p>
          </table:table-cell>
          <table:table-cell office:value-type="float" office:value="0.001139507">
            <text:p>0.0011395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169839292">
            <text:p>0.1698393</text:p>
          </table:table-cell>
          <table:table-cell office:value-type="float" office:value="0.001779803">
            <text:p>0.0017798</text:p>
          </table:table-cell>
          <table:table-cell office:value-type="float" office:value="0.001139507">
            <text:p>0.0011395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2573323">
            <text:p>0.0025733</text:p>
          </table:table-cell>
          <table:table-cell office:value-type="float" office:value="0.000026967">
            <text:p>0.0000270</text:p>
          </table:table-cell>
          <table:table-cell office:value-type="float" office:value="0.000017265">
            <text:p>0.0000173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395907681">
            <text:p>0.3959077</text:p>
          </table:table-cell>
          <table:table-cell office:value-type="float" office:value="0.000000158">
            <text:p>0.0000002</text:p>
          </table:table-cell>
          <table:table-cell office:value-type="float" office:value="0.00000004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191329513">
            <text:p>0.1913295</text:p>
          </table:table-cell>
          <table:table-cell office:value-type="float" office:value="0.00174087">
            <text:p>0.0017409</text:p>
          </table:table-cell>
          <table:table-cell office:value-type="float" office:value="0.001114578">
            <text:p>0.0011146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170278155">
            <text:p>0.1702782</text:p>
          </table:table-cell>
          <table:table-cell office:value-type="float" office:value="0.001822517">
            <text:p>0.0018225</text:p>
          </table:table-cell>
          <table:table-cell office:value-type="float" office:value="0.001166855">
            <text:p>0.0011669</text:p>
          </table:table-cell>
          <table:table-cell table:number-columns-repeated="5"/>
        </table:table-row>
        <table:table-row table:style-name="ro1" table:number-rows-repeated="2">
          <table:table-cell table:style-name="ce10" table:number-columns-repeated="4"/>
          <table:table-cell table:number-columns-repeated="5"/>
        </table:table-row>
        <table:table-row table:style-name="ro1">
          <table:table-cell table:style-name="ce11" office:value-type="string" table:number-columns-spanned="4" table:number-rows-spanned="1">
            <text:p>Lunghezza Code</text:p>
          </table:table-cell>
          <table:covered-table-cell table:number-columns-repeated="3" table:style-name="ce10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222291054">
            <text:p>0.2222911</text:p>
          </table:table-cell>
          <table:table-cell office:value-type="float" office:value="0.000000073">
            <text:p>0.0000001</text:p>
          </table:table-cell>
          <table:table-cell office:value-type="float" office:value="0.000000018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217229217">
            <text:p>0.2172292</text:p>
          </table:table-cell>
          <table:table-cell office:value-type="float" office:value="0.001825848">
            <text:p>0.0018258</text:p>
          </table:table-cell>
          <table:table-cell office:value-type="float" office:value="0.001168219">
            <text:p>0.0011682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702352161">
            <text:p>0.7023522</text:p>
          </table:table-cell>
          <table:table-cell office:value-type="float" office:value="0.000000165">
            <text:p>0.0000002</text:p>
          </table:table-cell>
          <table:table-cell office:value-type="float" office:value="0.000000041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20458604">
            <text:p>0.2045860</text:p>
          </table:table-cell>
          <table:table-cell office:value-type="float" office:value="0.001782977">
            <text:p>0.0017830</text:p>
          </table:table-cell>
          <table:table-cell office:value-type="float" office:value="0.001140807">
            <text:p>0.0011408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20458604">
            <text:p>0.2045860</text:p>
          </table:table-cell>
          <table:table-cell office:value-type="float" office:value="0.001782977">
            <text:p>0.0017830</text:p>
          </table:table-cell>
          <table:table-cell office:value-type="float" office:value="0.001140807">
            <text:p>0.0011408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2579962">
            <text:p>0.0025800</text:p>
          </table:table-cell>
          <table:table-cell office:value-type="float" office:value="0.000026967">
            <text:p>0.0000270</text:p>
          </table:table-cell>
          <table:table-cell office:value-type="float" office:value="0.000017266">
            <text:p>0.0000173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655376121">
            <text:p>0.6553761</text:p>
          </table:table-cell>
          <table:table-cell office:value-type="float" office:value="0.000000158">
            <text:p>0.0000002</text:p>
          </table:table-cell>
          <table:table-cell office:value-type="float" office:value="0.000000041">
            <text:p>0.0000000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236597621">
            <text:p>0.2365976</text:p>
          </table:table-cell>
          <table:table-cell office:value-type="float" office:value="0.001743906">
            <text:p>0.0017439</text:p>
          </table:table-cell>
          <table:table-cell office:value-type="float" office:value="0.001115822">
            <text:p>0.0011158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205223179">
            <text:p>0.2052232</text:p>
          </table:table-cell>
          <table:table-cell office:value-type="float" office:value="0.001825845">
            <text:p>0.0018258</text:p>
          </table:table-cell>
          <table:table-cell office:value-type="float" office:value="0.001168218">
            <text:p>0.0011682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1" office:value-type="string" table:number-columns-spanned="4" table:number-rows-spanned="1">
            <text:p>Tempo Medio di Risposta</text:p>
          </table:table-cell>
          <table:covered-table-cell table:number-columns-repeated="3" table:style-name="ce10"/>
          <table:table-cell table:number-columns-repeated="5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number-columns-repeated="5"/>
        </table:table-row>
        <table:table-row table:style-name="ro1">
          <table:table-cell office:value-type="string">
            <text:p>inLink</text:p>
          </table:table-cell>
          <table:table-cell office:value-type="float" office:value="0.000113429">
            <text:p>0.0001134</text:p>
          </table:table-cell>
          <table:table-cell table:number-columns-repeated="2" office:value-type="float" office:value="0.0000928">
            <text:p>0.0000928</text:p>
          </table:table-cell>
          <table:table-cell table:number-columns-repeated="5"/>
        </table:table-row>
        <table:table-row table:style-name="ro1">
          <table:table-cell office:value-type="string">
            <text:p>LS1</text:p>
          </table:table-cell>
          <table:table-cell office:value-type="float" office:value="0.000110846">
            <text:p>0.0001108</text:p>
          </table:table-cell>
          <table:table-cell office:value-type="float" office:value="2.329191928">
            <text:p>2.3291919</text:p>
          </table:table-cell>
          <table:table-cell office:value-type="float" office:value="5.961080298">
            <text:p>5.9610803</text:p>
          </table:table-cell>
          <table:table-cell table:number-columns-repeated="5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35839">
            <text:p>0.0003584</text:p>
          </table:table-cell>
          <table:table-cell table:number-columns-repeated="2" office:value-type="float" office:value="0.000210526">
            <text:p>0.0002105</text:p>
          </table:table-cell>
          <table:table-cell table:number-columns-repeated="5"/>
        </table:table-row>
        <table:table-row table:style-name="ro1">
          <table:table-cell office:value-type="string">
            <text:p>LS2</text:p>
          </table:table-cell>
          <table:table-cell office:value-type="float" office:value="0.000104394">
            <text:p>0.0001044</text:p>
          </table:table-cell>
          <table:table-cell office:value-type="float" office:value="2.274501885">
            <text:p>2.2745019</text:p>
          </table:table-cell>
          <table:table-cell office:value-type="float" office:value="5.821205823">
            <text:p>5.8212058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 office:value-type="float" office:value="0.000104394">
            <text:p>0.0001044</text:p>
          </table:table-cell>
          <table:table-cell office:value-type="float" office:value="2.274501885">
            <text:p>2.2745019</text:p>
          </table:table-cell>
          <table:table-cell office:value-type="float" office:value="5.821205823">
            <text:p>5.8212058</text:p>
          </table:table-cell>
          <table:table-cell table:number-columns-repeated="5"/>
        </table:table-row>
        <table:table-row table:style-name="ro1">
          <table:table-cell office:value-type="string">
            <text:p>LW2</text:p>
          </table:table-cell>
          <table:table-cell office:value-type="float" office:value="0.000086888">
            <text:p>0.0000869</text:p>
          </table:table-cell>
          <table:table-cell office:value-type="float" office:value="2.270514947">
            <text:p>2.2705149</text:p>
          </table:table-cell>
          <table:table-cell office:value-type="float" office:value="5.814672907">
            <text:p>5.8146729</text:p>
          </table:table-cell>
          <table:table-cell table:number-columns-repeated="5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22071682">
            <text:p>0.0220717</text:p>
          </table:table-cell>
          <table:table-cell office:value-type="float" office:value="0.013333335">
            <text:p>0.0133333</text:p>
          </table:table-cell>
          <table:table-cell office:value-type="float" office:value="0.013333334">
            <text:p>0.0133333</text:p>
          </table:table-cell>
          <table:table-cell table:number-columns-repeated="5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095617289">
            <text:p>0.0956173</text:p>
          </table:table-cell>
          <table:table-cell table:style-name="ce8" office:value-type="float" office:value="1761.930843633">
            <text:p>1761.93</text:p>
          </table:table-cell>
          <table:table-cell table:style-name="ce8" office:value-type="float" office:value="4509.4189244">
            <text:p>4509.42</text:p>
          </table:table-cell>
          <table:table-cell table:number-columns-repeated="5"/>
        </table:table-row>
        <table:table-row table:style-name="ro1">
          <table:table-cell office:value-type="string">
            <text:p>outLink</text:p>
          </table:table-cell>
          <table:table-cell office:value-type="float" office:value="0.000104719">
            <text:p>0.0001047</text:p>
          </table:table-cell>
          <table:table-cell office:value-type="float" office:value="2.329187736">
            <text:p>2.3291877</text:p>
          </table:table-cell>
          <table:table-cell office:value-type="float" office:value="5.961076112">
            <text:p>5.9610761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5106" number:language="en" number:country="GB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2">22/07/2008</text:date>, <text:time>15.03.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lorenzo</meta:initial-creator>
    <meta:creation-date>2008-07-19T12:01:55</meta:creation-date>
    <dc:creator>lorenzo</dc:creator>
    <dc:date>2008-07-22T15:03:21</dc:date>
    <meta:editing-cycles>14</meta:editing-cycles>
    <meta:editing-duration>PT4H2M4S</meta:editing-duration>
    <meta:user-defined meta:name="Info 1"/>
    <meta:user-defined meta:name="Info 2"/>
    <meta:user-defined meta:name="Info 3"/>
    <meta:user-defined meta:name="Info 4"/>
    <meta:document-statistic meta:table-count="9" meta:cell-count="1037"/>
  </office:meta>
</office:document-meta>
</file>